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officeooo:rsid="001dfa20" officeooo:paragraph-rsid="001dfa20" style:font-size-asian="12pt" style:font-weight-asian="bold" style:font-size-complex="12pt" style:font-weight-complex="bold"/>
    </style:style>
    <style:style style:name="P2" style:family="paragraph" style:parent-style-name="Standard">
      <style:text-properties fo:font-size="12pt" fo:font-weight="bold" officeooo:rsid="001ee667" officeooo:paragraph-rsid="001ee667" style:font-size-asian="12pt" style:font-weight-asian="bold" style:font-size-complex="12pt" style:font-weight-complex="bold"/>
    </style:style>
    <style:style style:name="P3" style:family="paragraph" style:parent-style-name="Standard">
      <style:text-properties fo:font-size="12pt" fo:font-style="italic" officeooo:rsid="001dfa20" officeooo:paragraph-rsid="001dfa20" style:font-size-asian="12pt" style:font-style-asian="italic" style:font-size-complex="12pt" style:font-style-complex="italic"/>
    </style:style>
    <style:style style:name="P4" style:family="paragraph" style:parent-style-name="Standard">
      <style:text-properties fo:font-size="12pt" fo:font-style="italic" officeooo:rsid="001f1b72" officeooo:paragraph-rsid="001f1b72" style:font-size-asian="12pt" style:font-style-asian="italic" style:font-size-complex="12pt" style:font-style-complex="italic"/>
    </style:style>
    <style:style style:name="P5" style:family="paragraph" style:parent-style-name="Standard">
      <style:text-properties fo:font-size="12pt" fo:font-style="italic" officeooo:rsid="001f1b72" officeooo:paragraph-rsid="001f1dd5" style:font-size-asian="12pt" style:font-style-asian="italic" style:font-size-complex="12pt" style:font-style-complex="italic"/>
    </style:style>
    <style:style style:name="P6" style:family="paragraph" style:parent-style-name="Standard">
      <style:text-properties fo:font-size="12pt" fo:font-style="italic" officeooo:rsid="001f1dd5" officeooo:paragraph-rsid="001f1dd5" style:font-size-asian="12pt" style:font-style-asian="italic" style:font-size-complex="12pt" style:font-style-complex="italic"/>
    </style:style>
    <style:style style:name="P7" style:family="paragraph" style:parent-style-name="Standard">
      <style:text-properties fo:font-size="12pt" fo:font-style="italic" officeooo:rsid="0020fc68" officeooo:paragraph-rsid="0020fc68" style:font-size-asian="12pt" style:font-style-asian="italic" style:font-size-complex="12pt" style:font-style-complex="italic"/>
    </style:style>
    <style:style style:name="P8" style:family="paragraph" style:parent-style-name="Standard">
      <style:text-properties fo:font-size="12pt" fo:font-style="italic" officeooo:rsid="0020fc68" officeooo:paragraph-rsid="002436bf" style:font-size-asian="12pt" style:font-style-asian="italic" style:font-size-complex="12pt" style:font-style-complex="italic"/>
    </style:style>
    <style:style style:name="P9" style:family="paragraph" style:parent-style-name="Standard">
      <style:text-properties fo:font-size="12pt" officeooo:paragraph-rsid="001dfa20" style:font-size-asian="12pt" style:font-size-complex="12pt"/>
    </style:style>
    <style:style style:name="P10" style:family="paragraph" style:parent-style-name="Standard">
      <style:text-properties fo:font-size="12pt" officeooo:paragraph-rsid="001c0ba0" style:font-size-asian="12pt" style:font-size-complex="12pt"/>
    </style:style>
    <style:style style:name="P11" style:family="paragraph" style:parent-style-name="Standard">
      <style:text-properties fo:font-size="12pt" officeooo:paragraph-rsid="001ee667" style:font-size-asian="12pt" style:font-size-complex="12pt"/>
    </style:style>
    <style:style style:name="P12" style:family="paragraph" style:parent-style-name="Standard">
      <style:text-properties fo:font-size="12pt" officeooo:rsid="001f1b72" officeooo:paragraph-rsid="001f1b72" style:font-size-asian="12pt" style:font-size-complex="12pt"/>
    </style:style>
    <style:style style:name="P13" style:family="paragraph" style:parent-style-name="Standard">
      <style:text-properties fo:font-size="12pt" officeooo:rsid="001f1dd5" officeooo:paragraph-rsid="001f1dd5" style:font-size-asian="12pt" style:font-size-complex="12pt"/>
    </style:style>
    <style:style style:name="P14" style:family="paragraph" style:parent-style-name="Standard">
      <style:text-properties fo:font-size="12pt" officeooo:rsid="002736a9" officeooo:paragraph-rsid="002736a9" style:font-size-asian="12pt" style:font-size-complex="12pt"/>
    </style:style>
    <style:style style:name="P15" style:family="paragraph" style:parent-style-name="Standard">
      <style:text-properties fo:font-size="12pt" officeooo:rsid="00299a24" officeooo:paragraph-rsid="00299a24" style:font-size-asian="12pt" style:font-size-complex="12pt"/>
    </style:style>
    <style:style style:name="P16" style:family="paragraph" style:parent-style-name="Standard">
      <style:text-properties fo:font-size="12pt" officeooo:rsid="00299a24" officeooo:paragraph-rsid="002ab087" style:font-size-asian="12pt" style:font-size-complex="12pt"/>
    </style:style>
    <style:style style:name="P17" style:family="paragraph" style:parent-style-name="Standard">
      <style:text-properties fo:font-size="12pt" fo:font-style="normal" officeooo:rsid="0020fc68" officeooo:paragraph-rsid="0020fc68" style:font-size-asian="12pt" style:font-style-asian="normal" style:font-size-complex="12pt" style:font-style-complex="normal"/>
    </style:style>
    <style:style style:name="P18" style:family="paragraph" style:parent-style-name="Standard">
      <style:text-properties fo:font-size="12pt" fo:font-style="normal" officeooo:rsid="0020fc68" officeooo:paragraph-rsid="002436bf" style:font-size-asian="12pt" style:font-style-asian="normal" style:font-size-complex="12pt" style:font-style-complex="normal"/>
    </style:style>
    <style:style style:name="P19" style:family="paragraph" style:parent-style-name="Standard">
      <style:text-properties fo:font-size="12pt" fo:font-style="normal" officeooo:rsid="002736a9" officeooo:paragraph-rsid="002736a9" style:font-size-asian="12pt" style:font-style-asian="normal" style:font-size-complex="12pt" style:font-style-complex="normal"/>
    </style:style>
    <style:style style:name="P20" style:family="paragraph" style:parent-style-name="Standard">
      <style:text-properties fo:font-size="12pt" fo:font-style="normal" style:text-underline-style="solid" style:text-underline-width="auto" style:text-underline-color="font-color" officeooo:rsid="0020fc68" officeooo:paragraph-rsid="0020fc68" style:font-size-asian="12pt" style:font-style-asian="normal" style:font-size-complex="12pt" style:font-style-complex="normal"/>
    </style:style>
    <style:style style:name="P21" style:family="paragraph" style:parent-style-name="Standard">
      <style:text-properties fo:font-size="12pt" style:text-underline-style="solid" style:text-underline-width="auto" style:text-underline-color="font-color" officeooo:paragraph-rsid="001dfa20" style:font-size-asian="12pt" style:font-size-complex="12pt"/>
    </style:style>
    <style:style style:name="P22" style:family="paragraph" style:parent-style-name="Standard">
      <style:text-properties fo:font-size="12pt" style:text-underline-style="solid" style:text-underline-width="auto" style:text-underline-color="font-color" officeooo:rsid="001f1dd5" officeooo:paragraph-rsid="001f1dd5" style:font-size-asian="12pt" style:font-size-complex="12pt"/>
    </style:style>
    <style:style style:name="P23" style:family="paragraph" style:parent-style-name="Standard">
      <style:text-properties officeooo:paragraph-rsid="002436bf"/>
    </style:style>
    <style:style style:name="T1" style:family="text">
      <style:text-properties style:font-name="sans-serif"/>
    </style:style>
    <style:style style:name="T2" style:family="text">
      <style:text-properties style:font-name="sans-serif" officeooo:rsid="001c0ba0"/>
    </style:style>
    <style:style style:name="T3" style:family="text">
      <style:text-properties style:font-name="sans-serif" fo:font-style="italic" officeooo:rsid="001dfa20" style:font-style-asian="italic" style:font-style-complex="italic"/>
    </style:style>
    <style:style style:name="T4" style:family="text">
      <style:text-properties style:font-name="sans-serif" officeooo:rsid="0025b5b7"/>
    </style:style>
    <style:style style:name="T5" style:family="text">
      <style:text-properties style:font-name="sans-serif" fo:font-size="12pt" fo:font-style="normal" officeooo:rsid="0020fc68" style:font-size-asian="12pt" style:font-style-asian="normal" style:font-size-complex="12pt" style:font-style-complex="normal"/>
    </style:style>
    <style:style style:name="T6" style:family="text">
      <style:text-properties style:font-name="sans-serif" fo:font-size="12pt" fo:font-style="normal" officeooo:rsid="0025b5b7" style:font-size-asian="12pt" style:font-style-asian="normal" style:font-size-complex="12pt" style:font-style-complex="normal"/>
    </style:style>
    <style:style style:name="T7" style:family="text">
      <style:text-properties style:font-name="sans-serif"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text:span><text:span text:style-name="T1">opDom</text:span></text:p>
      <text:p text:style-name="P3"><text:span text:style-name="T2"/></text:p>
      <text:p text:style-name="P4"><text:span text:style-name="T1">Algorithm outline</text:span></text:p>
      <text:p text:style-name="P9"><text:span text:style-name="T2">T</text:span><text:span text:style-name="T1">opDom (v0.0.2) computes for each bin a statistic (binSignal) based on the contact frequency among upstream and downstream chromatin regions. Boundaries of TADs are then identified as minima of binSignal values along the chromosome using a piecewise linear function. False positives are then filtered by testing the difference between interactions within upstream and downstream regions and between such regions by Wilcoxon rank sum test.</text:span></text:p>
      <text:p text:style-name="P9"><text:span text:style-name="T1"/></text:p>
      <text:p text:style-name="P7"><text:span text:style-name="T1">Software availability</text:span></text:p>
      <text:p text:style-name="P20"><text:span text:style-name="T1">This is an R package that originates from the original TopDom R script by Shin et al. (2016). This package was put together by Henrik Bengtsson independently of the TopDom authors based on that original TopDom R script and the original TopDom PDF documentation.</text:span></text:p>
      <text:p text:style-name="P20"><text:span text:style-name="T1"/></text:p>
      <text:p text:style-name="P20"><text:span text:style-name="T1">The original R script (versions 0.0.1 and 0.0.2) and the TopDom documentation were made available on a website of the TopDom author (http://zhoulab.usc.edu/TopDom/). As of 2019, that website is no longer available. This Git repository holds verbatim copies of the two iterations of the original TopDom R script: TopDom_v0.0.1.R and TopDom_v0.0.2.R, as well as the original TopDom documentation TopDom Manual_v0.0.2.pdf.</text:span></text:p>
      <text:p text:style-name="P20"><text:span text:style-name="T1"/></text:p>
      <text:p text:style-name="P17"><text:span text:style-name="T1"/></text:p>
      <text:p text:style-name="P9"><text:span text:style-name="T1"/></text:p>
      <text:p text:style-name="P3"><text:span text:style-name="T1">Input format</text:span></text:p>
      <text:p text:style-name="P19"><text:span text:style-name="T1">can be gzipped format</text:span></text:p>
      <text:p text:style-name="P21"><text:span text:style-name="T1">The contact-matrix file should be a whitespace-delimited text file with neither row names nor column names. The content should be a N-by-(3+N) table where the first three columns correspond to chr (string), from.coord (integer position), and to.coord (integer position). These column defines the genomic location of the N Hi-C bins (in order). The last N columns should contain normalized contact counts (float) such that element (r, 3+c) in this table corresponds to count (r,c) in the normalized contact matrix.</text:span></text:p>
      <text:p text:style-name="P21"><text:span text:style-name="T1"/></text:p>
      <text:p text:style-name="P21"><text:span text:style-name="T1">If an N-by-(4+N) table, then the first column is assumed to contain an id (integer), and everything else as above.</text:span></text:p>
      <text:p text:style-name="P21"><text:span text:style-name="T1"/></text:p>
      <text:p text:style-name="P21"><text:span text:style-name="T1">Example:</text:span></text:p>
      <text:p text:style-name="P21"><text:span text:style-name="T1"/></text:p>
      <text:p text:style-name="P21"><text:span text:style-name="T1"><text:s text:c="2"/>chr10 <text:s text:c="6"/>0 <text:s text:c="2"/>40000 <text:s/>0 0 0 0 ...</text:span></text:p>
      <text:p text:style-name="P21"><text:span text:style-name="T1"><text:s text:c="2"/>chr10 <text:s text:c="2"/>40000 <text:s text:c="2"/>80000 <text:s/>0 0 0 0 ...</text:span></text:p>
      <text:p text:style-name="P21"><text:span text:style-name="T1"><text:s text:c="2"/>chr10 <text:s text:c="2"/>80000 <text:s/>120000 <text:s/>0 0 0 0 ...</text:span></text:p>
      <text:p text:style-name="P21"><text:span text:style-name="T1"><text:s text:c="2"/>chr10 <text:s/>120000 <text:s/>160000 <text:s/>0 0 0 0 ...</text:span></text:p>
      <text:p text:style-name="P4"><text:span text:style-name="T1"/></text:p>
      <text:p text:style-name="P12"><text:span text:style-name="T1"/></text:p>
      <text:p text:style-name="P9"><text:span text:style-name="T1"/></text:p>
      <text:p text:style-name="P9"><text:span text:style-name="T3">Parameters</text:span></text:p>
      <text:p text:style-name="P9"><text:span text:style-name="T1">To calculate the binSignal, the authors recommend using a window size between 5 and 20. We set this value to 5 as it was the one found the most appropriate in their article.</text:span></text:p>
      <text:p text:style-name="P9"><text:span text:style-name="T1"/></text:p>
      <text:p text:style-name="P5"><text:soft-page-break/><text:span text:style-name="T1">Launching</text:span></text:p>
      <text:p text:style-name="P10"><text:span text:style-name="T1"/></text:p>
      <text:p text:style-name="P6"><text:span text:style-name="T1">Output format</text:span></text:p>
      <text:p text:style-name="P10"><text:span text:style-name="T1"/></text:p>
      <text:p text:style-name="P10"><text:span text:style-name="T1">&gt; head(topDom_out[["domain"]])</text:span></text:p>
      <text:p text:style-name="P10"><text:span text:style-name="T1"><text:s text:c="4"/>chr from.id from.coord to.id to.coord <text:s text:c="3"/>tag <text:s text:c="2"/>size</text:span></text:p>
      <text:p text:style-name="P10"><text:span text:style-name="T1">1 <text:s/>chr6 <text:s text:c="6"/>1 <text:s text:c="9"/>0 <text:s text:c="4"/>6 <text:s text:c="2"/>150000 <text:s text:c="3"/>gap 150000</text:span></text:p>
      <text:p text:style-name="P10"><text:span text:style-name="T1">9 <text:s/>chr6 <text:s text:c="6"/>7 <text:s text:c="4"/>150000 <text:s text:c="3"/>16 <text:s text:c="2"/>400000 domain 250000</text:span></text:p>
      <text:p text:style-name="P10"><text:span text:style-name="T1">10 chr6 <text:s text:c="5"/>17 <text:s text:c="4"/>400000 <text:s text:c="3"/>23 <text:s text:c="2"/>575000 domain 175000</text:span></text:p>
      <text:p text:style-name="P10"><text:span text:style-name="T1">11 chr6 <text:s text:c="5"/>24 <text:s text:c="4"/>575000 <text:s text:c="3"/>32 <text:s text:c="2"/>800000 domain 225000</text:span></text:p>
      <text:p text:style-name="P10"><text:span text:style-name="T1">12 chr6 <text:s text:c="5"/>33 <text:s text:c="4"/>800000 <text:s text:c="3"/>57 <text:s/>1425000 domain 625000</text:span></text:p>
      <text:p text:style-name="P10"><text:span text:style-name="T1">13 chr6 <text:s text:c="5"/>58 <text:s text:c="3"/>1425000 <text:s text:c="3"/>64 <text:s/>1600000 domain 175000</text:span></text:p>
      <text:p text:style-name="P10"><text:span text:style-name="T1">&gt; head(topDom_out[["bed"]]) <text:s text:c="176"/></text:span></text:p>
      <text:p text:style-name="P10"><text:span text:style-name="T1"><text:s text:c="3"/>chrom chromStart chromEnd <text:s text:c="2"/>name</text:span></text:p>
      <text:p text:style-name="P10"><text:span text:style-name="T1">1 <text:s text:c="2"/>chr6 <text:s text:c="9"/>0 <text:s text:c="2"/>150000 <text:s text:c="3"/>gap</text:span></text:p>
      <text:p text:style-name="P10"><text:span text:style-name="T1">9 <text:s text:c="2"/>chr6 <text:s text:c="4"/>150000 <text:s text:c="2"/>400000 domain</text:span></text:p>
      <text:p text:style-name="P10"><text:span text:style-name="T1">10 <text:s/>chr6 <text:s text:c="4"/>400000 <text:s text:c="2"/>575000 domain</text:span></text:p>
      <text:p text:style-name="P10"><text:span text:style-name="T1">11 <text:s/>chr6 <text:s text:c="4"/>575000 <text:s text:c="2"/>800000 domain</text:span></text:p>
      <text:p text:style-name="P10"><text:span text:style-name="T1">12 <text:s/>chr6 <text:s text:c="4"/>800000 <text:s/>1425000 domain</text:span></text:p>
      <text:p text:style-name="P10"><text:span text:style-name="T1">13 <text:s/>chr6 <text:s text:c="3"/>1425000 <text:s/>1600000 domain</text:span></text:p>
      <text:p text:style-name="P10"><text:span text:style-name="T1">&gt; head(topDom_out[["binSignal"]]) <text:s text:c="170"/></text:span></text:p>
      <text:p text:style-name="P10"><text:span text:style-name="T1"><text:s text:c="2"/>id <text:s/>chr from.coord to.coord local.ext <text:s/>mean.cf pvalue</text:span></text:p>
      <text:p text:style-name="P10"><text:span text:style-name="T1">1 <text:s/>1 chr6 <text:s text:c="9"/>0 <text:s text:c="3"/>25000 <text:s text:c="5"/>-0.5 <text:s text:c="2"/>0.0000 <text:s text:c="5"/>1</text:span></text:p>
      <text:p text:style-name="P10"><text:span text:style-name="T1">2 <text:s/>2 chr6 <text:s text:c="5"/>25000 <text:s text:c="3"/>50000 <text:s text:c="5"/>-0.5 <text:s text:c="2"/>0.0000 <text:s text:c="5"/>1</text:span></text:p>
      <text:p text:style-name="P10"><text:span text:style-name="T1">3 <text:s/>3 chr6 <text:s text:c="5"/>50000 <text:s text:c="3"/>75000 <text:s text:c="5"/>-0.5 <text:s text:c="2"/>0.0000 <text:s text:c="5"/>1</text:span></text:p>
      <text:p text:style-name="P10"><text:span text:style-name="T1">4 <text:s/>4 chr6 <text:s text:c="5"/>75000 <text:s text:c="2"/>100000 <text:s text:c="5"/>-0.5 392.5379 <text:s text:c="5"/>1</text:span></text:p>
      <text:p text:style-name="P10"><text:span text:style-name="T1">5 <text:s/>5 chr6 <text:s text:c="4"/>100000 <text:s text:c="2"/>125000 <text:s text:c="5"/>-0.5 271.3408 <text:s text:c="5"/>1</text:span></text:p>
      <text:p text:style-name="P10"><text:span text:style-name="T1"/></text:p>
      <text:p text:style-name="P3"><text:span text:style-name="T1"/></text:p>
      <text:p text:style-name="P2"><text:span text:style-name="T1">CaTCH</text:span></text:p>
      <text:p text:style-name="P10"><text:span text:style-name="T1"/></text:p>
      <text:p text:style-name="P4"><text:span text:style-name="T1">Algorithm outline</text:span></text:p>
      <text:p text:style-name="P11"><text:span text:style-name="T1">CaTCH (v1.0) is an algorithm that uses a metric called reciprocal insulation to quantify how well a TAD is isolated from its neighbors. The method starts by segmenting the Hi-C map into a set of domains, and then merging consecutive TADs whose reciprocal insulation score is lower than a given threshold. In order to stratify the whole hierarchy of TADs, CaTCH systematically varies this latter value.</text:span></text:p>
      <text:p text:style-name="P11"><text:span text:style-name="T1"/></text:p>
      <text:p text:style-name="P8"><text:span text:style-name="T1">Software availability</text:span></text:p>
      <text:p text:style-name="P18"><text:span text:style-name="T1">https://github.com/zhanyinx/CaTCH_R</text:span></text:p>
      <text:p text:style-name="P18"><text:span text:style-name="T1">########Download CaTCH_1.0.tar.gz</text:span></text:p>
      <text:p text:style-name="P18"><text:span text:style-name="T1"/></text:p>
      <text:p text:style-name="P18"><text:span text:style-name="T1">########Check that you have all libraries: R CMD check CaTCH_1.0.tar.gz #########should give just a note about empty directories</text:span></text:p>
      <text:p text:style-name="P18"><text:span text:style-name="T1"/></text:p>
      <text:p text:style-name="P18"><text:span text:style-name="T1">#########To install: R CMD INSTALL CaTCH_1.0.tar.gz</text:span></text:p>
      <text:p text:style-name="P18"><text:span text:style-name="T1"/></text:p>
      <text:p text:style-name="P23"><text:span text:style-name="T5">#########To load: library(CaTCH) </text:span><text:span text:style-name="T6"># WRONG ON THE WEBSITE !!!, not </text:span><text:span text:style-name="T4">CaTCH_R</text:span></text:p>
      <text:p text:style-name="P18"><text:span text:style-name="T1"/></text:p>
      <text:p text:style-name="P18"><text:span text:style-name="T1">#########Example fileinput=system.file("Test.dat.gz",package="CaTCH")</text:span></text:p>
      <text:p text:style-name="P18"><text:soft-page-break/><text:span text:style-name="T1"/></text:p>
      <text:p text:style-name="P18"><text:span text:style-name="T1">library(CaTCH)</text:span></text:p>
      <text:p text:style-name="P18"><text:span text:style-name="T1"/></text:p>
      <text:p text:style-name="P18"><text:span text:style-name="T1">domain.call(fileinput)</text:span></text:p>
      <text:p text:style-name="P11"><text:span text:style-name="T1"/></text:p>
      <text:p text:style-name="P13"><text:span text:style-name="T1">Input format</text:span></text:p>
      <text:p text:style-name="P13"><text:span text:style-name="T1"/></text:p>
      <text:p text:style-name="P14"><text:span text:style-name="T1">can be gzipped format</text:span></text:p>
      <text:p text:style-name="P13"><text:span text:style-name="T1"/></text:p>
      <text:p text:style-name="P22"><text:span text:style-name="T1">1 1001 1001 540.6538</text:span></text:p>
      <text:p text:style-name="P22"><text:span text:style-name="T1">1 1001 1002 246.8385</text:span></text:p>
      <text:p text:style-name="P22"><text:span text:style-name="T1">1 1001 1003 130.4811</text:span></text:p>
      <text:p text:style-name="P22"><text:span text:style-name="T1">1 1001 1004 126.1130</text:span></text:p>
      <text:p text:style-name="P22"><text:span text:style-name="T1"/></text:p>
      <text:p text:style-name="P11"><text:span text:style-name="T1"/></text:p>
      <text:p text:style-name="P11"><text:span text:style-name="T1"/></text:p>
      <text:p text:style-name="P13"><text:span text:style-name="T1">Parameters</text:span></text:p>
      <text:p text:style-name="P11"><text:span text:style-name="T1">For the purpose of TAD caller benchmarking, we set this threshold to 0.65 as the authors report thiswas the value leading to maximal CTCF enrichment at boundaries. This value was also close to the value leading to the best match wit</text:span><text:span text:style-name="T2">h DI (0.69).</text:span></text:p>
      <text:p text:style-name="P11"><text:span text:style-name="T2"/></text:p>
      <text:p text:style-name="P13"><text:span text:style-name="T2">Launching</text:span></text:p>
      <text:p text:style-name="P13"><text:span text:style-name="T2"/></text:p>
      <text:p text:style-name="P6"><text:span text:style-name="T2">Output format</text:span></text:p>
      <text:p text:style-name="P13"><text:span text:style-name="T2"/></text:p>
      <text:p text:style-name="P15"><text:span text:style-name="T2">a</text:span><text:span text:style-name="T1">utomatically for RI 0.001 0.002 0.003 … 1</text:span></text:p>
      <text:p text:style-name="P15"><text:span text:style-name="T1"/></text:p>
      <text:p text:style-name="P15"><text:span text:style-name="T1"/></text:p>
      <text:p text:style-name="P16"><text:span text:style-name="T7">Arrowhead</text:span><text:span text:style-name="T1"> (Juicer v1.5.2)</text:span></text:p>
      <text:p text:style-name="P16"><text:span text:style-name="T1">applies an ad hoc transformation of the Hi-C matrix (arrowhead matrix) aimed <text:s/>at <text:s/>emphasizing <text:s/>TAD <text:s/>borders. <text:s/>TADs <text:s/>assume <text:s/>arrowhead <text:s/>features <text:s/>in <text:s/>this <text:s/>matrix <text:s/>and <text:s/>a <text:s/>corner score is defined as the sum of 3 scores: i) sum of the signs in lower triangle minus sum of the signs in upper triangle; ii) sum of the values in lower triangle minus sum of the values in uppertriangle; iii) total variance in upper and lower triangle. Domain corners (i.e. boundaries) will be identified by detecting points with maximal score.We set the window size parameter to its default value (2000).</text:span></text:p>
      <text:p text:style-name="P16"><text:span text:style-name="T1"/></text:p>
      <text:p text:style-name="P1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06:59:54.073888671</meta:creation-date>
    <dc:date>2019-10-17T15:32:17.784865171</dc:date>
    <meta:editing-duration>PT39M44S</meta:editing-duration>
    <meta:editing-cycles>3</meta:editing-cycles>
    <meta:generator>LibreOffice/5.4.5.1$Linux_X86_64 LibreOffice_project/79c9829dd5d8054ec39a82dc51cd9eff340dbee8</meta:generator>
    <meta:document-statistic meta:table-count="0" meta:image-count="0" meta:object-count="0" meta:page-count="3" meta:paragraph-count="67" meta:word-count="780" meta:character-count="5483" meta:non-whitespace-character-count="4116"/>
  </office:meta>
</office:document-meta>
</file>